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4.834cm"/>
    </style:style>
    <style:style style:name="gr2" style:family="graphic" style:parent-style-name="standard">
      <style:graphic-properties draw:textarea-vertical-align="middle" draw:auto-grow-height="false" fo:min-height="0.292cm" fo:min-width="0.729cm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4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905cm" svg:x="1cm" svg:y="7.604cm">
          <text:p text:style-name="P1">Participa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4cm" svg:height="1.905cm" svg:x="7.223cm" svg:y="4.556cm">
          <text:p text:style-name="P1">Polite </text:p>
          <text:p text:style-name="P1">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4cm" svg:height="1.905cm" svg:x="15.097cm" svg:y="4.556cm">
          <text:p text:style-name="P1">Response</text:p>
          <text:p text:style-name="P1">Catego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4cm" svg:height="1.905cm" svg:x="7.223cm" svg:y="10.652cm">
          <text:p text:style-name="P1">Rude </text:p>
          <text:p text:style-name="P1">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4cm" svg:height="1.905cm" svg:x="15.097cm" svg:y="10.652cm">
          <text:p text:style-name="P1">Response</text:p>
          <text:p text:style-name="P1">Categ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4cm" svg:height="1.905cm" svg:x="21.574cm" svg:y="7.604cm">
          <text:p text:style-name="P1">Compare </text:p>
          <text:p text:style-name="P1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051cm" svg:height="2.664cm" draw:transform="rotate (3.12797908542424) translate (9.853cm 9.929cm)">
          <text:p/>
          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2" draw:text-style-name="P1" draw:layer="layout" svg:width="3.051cm" svg:height="2.664cm" draw:transform="rotate (0.0272271363311115) translate (18.018cm 7.23cm)">
          <text:p/>
          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3" draw:text-style-name="P1" draw:layer="layout" svg:width="1.778cm" svg:height="1.27cm" svg:x="12.938cm" svg:y="10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778cm" svg:height="1.27cm" svg:x="12.939cm" svg:y="4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24.638cm" svg:height="2.286cm" svg:x="1.762cm" svg:y="1.381cm">
          <draw:text-box>
            <text:p text:style-name="P1"/>
            <text:p text:style-name="P1">2.42, Subliminal Message Response – Experiment Design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16:09:41.509089581</meta:creation-date>
    <dc:date>2019-04-16T16:32:34.503814853</dc:date>
    <meta:editing-duration>PT8M43S</meta:editing-duration>
    <meta:editing-cycles>2</meta:editing-cycles>
    <meta:generator>LibreOffice/6.2.2.2$Linux_X86_64 LibreOffice_project/20$Build-2</meta:generator>
    <meta:document-statistic meta:object-count="11"/>
  </office:meta>
</office:document-meta>
</file>